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791in" svg:height="7.6028in" svg:x="3.4579in" svg:y="0.8366in">
            <draw:object draw:notify-on-update-of-ranges="Sheet1.A1:Sheet1.A1 Sheet1.A3:Sheet1.A126 Sheet1.C1:Sheet1.C1 Sheet1.C3:Sheet1.C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dist</text:p>
          </table:table-cell>
          <table:table-cell office:value-type="string">
            <text:p>truedist</text:p>
          </table:table-cell>
          <table:table-cell office:value-type="string">
            <text:p>gain</text:p>
          </table:table-cell>
          <table:table-cell office:value-type="string">
            <text:p>ref</text:p>
          </table:table-cell>
          <table:table-cell office:value-type="string">
            <text:p>rol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table:formula="of:=MAX([.A2]; [.$D$2])" office:value-type="float" office:value="10">
            <text:p>10</text:p>
          </table:table-cell>
          <table:table-cell table:formula="of:=[.$D$2] / ([.$D$2] +[.$E$2] * ([.B2] - [.$D$2]))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MAX([.A3]; [.$D$2])" office:value-type="float" office:value="10">
            <text:p>10</text:p>
          </table:table-cell>
          <table:table-cell table:formula="of:=[.$D$2] / ([.$D$2] +[.$E$2] * ([.B3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formula="of:=MAX([.A4]; [.$D$2])" office:value-type="float" office:value="10">
            <text:p>10</text:p>
          </table:table-cell>
          <table:table-cell table:formula="of:=[.$D$2] / ([.$D$2] +[.$E$2] * ([.B4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MAX([.A5]; [.$D$2])" office:value-type="float" office:value="10">
            <text:p>10</text:p>
          </table:table-cell>
          <table:table-cell table:formula="of:=[.$D$2] / ([.$D$2] +[.$E$2] * ([.B5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MAX([.A6]; [.$D$2])" office:value-type="float" office:value="10">
            <text:p>10</text:p>
          </table:table-cell>
          <table:table-cell table:formula="of:=[.$D$2] / ([.$D$2] +[.$E$2] * ([.B6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MAX([.A7]; [.$D$2])" office:value-type="float" office:value="10">
            <text:p>10</text:p>
          </table:table-cell>
          <table:table-cell table:formula="of:=[.$D$2] / ([.$D$2] +[.$E$2] * ([.B7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MAX([.A8]; [.$D$2])" office:value-type="float" office:value="10">
            <text:p>10</text:p>
          </table:table-cell>
          <table:table-cell table:formula="of:=[.$D$2] / ([.$D$2] +[.$E$2] * ([.B8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MAX([.A9]; [.$D$2])" office:value-type="float" office:value="10">
            <text:p>10</text:p>
          </table:table-cell>
          <table:table-cell table:formula="of:=[.$D$2] / ([.$D$2] +[.$E$2] * ([.B9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MAX([.A10]; [.$D$2])" office:value-type="float" office:value="10">
            <text:p>10</text:p>
          </table:table-cell>
          <table:table-cell table:formula="of:=[.$D$2] / ([.$D$2] +[.$E$2] * ([.B10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MAX([.A11]; [.$D$2])" office:value-type="float" office:value="10">
            <text:p>10</text:p>
          </table:table-cell>
          <table:table-cell table:formula="of:=[.$D$2] / ([.$D$2] +[.$E$2] * ([.B11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MAX([.A12]; [.$D$2])" office:value-type="float" office:value="10">
            <text:p>10</text:p>
          </table:table-cell>
          <table:table-cell table:formula="of:=[.$D$2] / ([.$D$2] +[.$E$2] * ([.B12] - [.$D$2]))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MAX([.A13]; [.$D$2])" office:value-type="float" office:value="11">
            <text:p>11</text:p>
          </table:table-cell>
          <table:table-cell table:formula="of:=[.$D$2] / ([.$D$2] +[.$E$2] * ([.B13] - [.$D$2]))" office:value-type="float" office:value="0.666666666666667">
            <text:p>0.666666666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formula="of:=MAX([.A14]; [.$D$2])" office:value-type="float" office:value="12">
            <text:p>12</text:p>
          </table:table-cell>
          <table:table-cell table:formula="of:=[.$D$2] / ([.$D$2] +[.$E$2] * ([.B14] - [.$D$2]))" office:value-type="float" office:value="0.5">
            <text:p>0.5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formula="of:=MAX([.A15]; [.$D$2])" office:value-type="float" office:value="13">
            <text:p>13</text:p>
          </table:table-cell>
          <table:table-cell table:formula="of:=[.$D$2] / ([.$D$2] +[.$E$2] * ([.B15] - [.$D$2]))" office:value-type="float" office:value="0.4">
            <text:p>0.4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formula="of:=MAX([.A16]; [.$D$2])" office:value-type="float" office:value="14">
            <text:p>14</text:p>
          </table:table-cell>
          <table:table-cell table:formula="of:=[.$D$2] / ([.$D$2] +[.$E$2] * ([.B16] - [.$D$2]))" office:value-type="float" office:value="0.333333333333333">
            <text:p>0.3333333333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formula="of:=MAX([.A17]; [.$D$2])" office:value-type="float" office:value="15">
            <text:p>15</text:p>
          </table:table-cell>
          <table:table-cell table:formula="of:=[.$D$2] / ([.$D$2] +[.$E$2] * ([.B17] - [.$D$2]))" office:value-type="float" office:value="0.285714285714286">
            <text:p>0.2857142857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formula="of:=MAX([.A18]; [.$D$2])" office:value-type="float" office:value="16">
            <text:p>16</text:p>
          </table:table-cell>
          <table:table-cell table:formula="of:=[.$D$2] / ([.$D$2] +[.$E$2] * ([.B18] - [.$D$2]))" office:value-type="float" office:value="0.25">
            <text:p>0.25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formula="of:=MAX([.A19]; [.$D$2])" office:value-type="float" office:value="17">
            <text:p>17</text:p>
          </table:table-cell>
          <table:table-cell table:formula="of:=[.$D$2] / ([.$D$2] +[.$E$2] * ([.B19] - [.$D$2]))" office:value-type="float" office:value="0.222222222222222">
            <text:p>0.222222222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formula="of:=MAX([.A20]; [.$D$2])" office:value-type="float" office:value="18">
            <text:p>18</text:p>
          </table:table-cell>
          <table:table-cell table:formula="of:=[.$D$2] / ([.$D$2] +[.$E$2] * ([.B20] - [.$D$2]))" office:value-type="float" office:value="0.2">
            <text:p>0.2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formula="of:=MAX([.A21]; [.$D$2])" office:value-type="float" office:value="19">
            <text:p>19</text:p>
          </table:table-cell>
          <table:table-cell table:formula="of:=[.$D$2] / ([.$D$2] +[.$E$2] * ([.B21] - [.$D$2]))" office:value-type="float" office:value="0.181818181818182">
            <text:p>0.1818181818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formula="of:=MAX([.A22]; [.$D$2])" office:value-type="float" office:value="20">
            <text:p>20</text:p>
          </table:table-cell>
          <table:table-cell table:formula="of:=[.$D$2] / ([.$D$2] +[.$E$2] * ([.B22] - [.$D$2]))" office:value-type="float" office:value="0.166666666666667">
            <text:p>0.1666666667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formula="of:=MAX([.A23]; [.$D$2])" office:value-type="float" office:value="21">
            <text:p>21</text:p>
          </table:table-cell>
          <table:table-cell table:formula="of:=[.$D$2] / ([.$D$2] +[.$E$2] * ([.B23] - [.$D$2]))" office:value-type="float" office:value="0.153846153846154">
            <text:p>0.1538461538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formula="of:=MAX([.A24]; [.$D$2])" office:value-type="float" office:value="22">
            <text:p>22</text:p>
          </table:table-cell>
          <table:table-cell table:formula="of:=[.$D$2] / ([.$D$2] +[.$E$2] * ([.B24] - [.$D$2]))" office:value-type="float" office:value="0.142857142857143">
            <text:p>0.1428571429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formula="of:=MAX([.A25]; [.$D$2])" office:value-type="float" office:value="23">
            <text:p>23</text:p>
          </table:table-cell>
          <table:table-cell table:formula="of:=[.$D$2] / ([.$D$2] +[.$E$2] * ([.B25] - [.$D$2]))" office:value-type="float" office:value="0.133333333333333">
            <text:p>0.133333333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formula="of:=MAX([.A26]; [.$D$2])" office:value-type="float" office:value="24">
            <text:p>24</text:p>
          </table:table-cell>
          <table:table-cell table:formula="of:=[.$D$2] / ([.$D$2] +[.$E$2] * ([.B26] - [.$D$2]))" office:value-type="float" office:value="0.125">
            <text:p>0.125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formula="of:=MAX([.A27]; [.$D$2])" office:value-type="float" office:value="25">
            <text:p>25</text:p>
          </table:table-cell>
          <table:table-cell table:formula="of:=[.$D$2] / ([.$D$2] +[.$E$2] * ([.B27] - [.$D$2]))" office:value-type="float" office:value="0.117647058823529">
            <text:p>0.1176470588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formula="of:=MAX([.A28]; [.$D$2])" office:value-type="float" office:value="26">
            <text:p>26</text:p>
          </table:table-cell>
          <table:table-cell table:formula="of:=[.$D$2] / ([.$D$2] +[.$E$2] * ([.B28] - [.$D$2]))" office:value-type="float" office:value="0.111111111111111">
            <text:p>0.1111111111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formula="of:=MAX([.A29]; [.$D$2])" office:value-type="float" office:value="27">
            <text:p>27</text:p>
          </table:table-cell>
          <table:table-cell table:formula="of:=[.$D$2] / ([.$D$2] +[.$E$2] * ([.B29] - [.$D$2]))" office:value-type="float" office:value="0.105263157894737">
            <text:p>0.1052631579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formula="of:=MAX([.A30]; [.$D$2])" office:value-type="float" office:value="28">
            <text:p>28</text:p>
          </table:table-cell>
          <table:table-cell table:formula="of:=[.$D$2] / ([.$D$2] +[.$E$2] * ([.B30] - [.$D$2]))" office:value-type="float" office:value="0.1">
            <text:p>0.1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formula="of:=MAX([.A31]; [.$D$2])" office:value-type="float" office:value="29">
            <text:p>29</text:p>
          </table:table-cell>
          <table:table-cell table:formula="of:=[.$D$2] / ([.$D$2] +[.$E$2] * ([.B31] - [.$D$2]))" office:value-type="float" office:value="0.0952380952380952">
            <text:p>0.0952380952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formula="of:=MAX([.A32]; [.$D$2])" office:value-type="float" office:value="30">
            <text:p>30</text:p>
          </table:table-cell>
          <table:table-cell table:formula="of:=[.$D$2] / ([.$D$2] +[.$E$2] * ([.B32] - [.$D$2]))" office:value-type="float" office:value="0.0909090909090909">
            <text:p>0.0909090909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formula="of:=MAX([.A33]; [.$D$2])" office:value-type="float" office:value="31">
            <text:p>31</text:p>
          </table:table-cell>
          <table:table-cell table:formula="of:=[.$D$2] / ([.$D$2] +[.$E$2] * ([.B33] - [.$D$2]))" office:value-type="float" office:value="0.0869565217391304">
            <text:p>0.0869565217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formula="of:=MAX([.A34]; [.$D$2])" office:value-type="float" office:value="32">
            <text:p>32</text:p>
          </table:table-cell>
          <table:table-cell table:formula="of:=[.$D$2] / ([.$D$2] +[.$E$2] * ([.B34] - [.$D$2]))" office:value-type="float" office:value="0.0833333333333333">
            <text:p>0.0833333333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formula="of:=MAX([.A35]; [.$D$2])" office:value-type="float" office:value="33">
            <text:p>33</text:p>
          </table:table-cell>
          <table:table-cell table:formula="of:=[.$D$2] / ([.$D$2] +[.$E$2] * ([.B35] - [.$D$2]))" office:value-type="float" office:value="0.08">
            <text:p>0.08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formula="of:=MAX([.A36]; [.$D$2])" office:value-type="float" office:value="34">
            <text:p>34</text:p>
          </table:table-cell>
          <table:table-cell table:formula="of:=[.$D$2] / ([.$D$2] +[.$E$2] * ([.B36] - [.$D$2]))" office:value-type="float" office:value="0.0769230769230769">
            <text:p>0.0769230769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formula="of:=MAX([.A37]; [.$D$2])" office:value-type="float" office:value="35">
            <text:p>35</text:p>
          </table:table-cell>
          <table:table-cell table:formula="of:=[.$D$2] / ([.$D$2] +[.$E$2] * ([.B37] - [.$D$2]))" office:value-type="float" office:value="0.0740740740740741">
            <text:p>0.0740740741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formula="of:=MAX([.A38]; [.$D$2])" office:value-type="float" office:value="36">
            <text:p>36</text:p>
          </table:table-cell>
          <table:table-cell table:formula="of:=[.$D$2] / ([.$D$2] +[.$E$2] * ([.B38] - [.$D$2]))" office:value-type="float" office:value="0.0714285714285714">
            <text:p>0.0714285714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formula="of:=MAX([.A39]; [.$D$2])" office:value-type="float" office:value="37">
            <text:p>37</text:p>
          </table:table-cell>
          <table:table-cell table:formula="of:=[.$D$2] / ([.$D$2] +[.$E$2] * ([.B39] - [.$D$2]))" office:value-type="float" office:value="0.0689655172413793">
            <text:p>0.0689655172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formula="of:=MAX([.A40]; [.$D$2])" office:value-type="float" office:value="38">
            <text:p>38</text:p>
          </table:table-cell>
          <table:table-cell table:formula="of:=[.$D$2] / ([.$D$2] +[.$E$2] * ([.B40] - [.$D$2]))" office:value-type="float" office:value="0.0666666666666667">
            <text:p>0.0666666667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formula="of:=MAX([.A41]; [.$D$2])" office:value-type="float" office:value="39">
            <text:p>39</text:p>
          </table:table-cell>
          <table:table-cell table:formula="of:=[.$D$2] / ([.$D$2] +[.$E$2] * ([.B41] - [.$D$2]))" office:value-type="float" office:value="0.0645161290322581">
            <text:p>0.06451612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formula="of:=MAX([.A42]; [.$D$2])" office:value-type="float" office:value="40">
            <text:p>40</text:p>
          </table:table-cell>
          <table:table-cell table:formula="of:=[.$D$2] / ([.$D$2] +[.$E$2] * ([.B42] - [.$D$2]))" office:value-type="float" office:value="0.0625">
            <text:p>0.0625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formula="of:=MAX([.A43]; [.$D$2])" office:value-type="float" office:value="41">
            <text:p>41</text:p>
          </table:table-cell>
          <table:table-cell table:formula="of:=[.$D$2] / ([.$D$2] +[.$E$2] * ([.B43] - [.$D$2]))" office:value-type="float" office:value="0.0606060606060606">
            <text:p>0.0606060606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formula="of:=MAX([.A44]; [.$D$2])" office:value-type="float" office:value="42">
            <text:p>42</text:p>
          </table:table-cell>
          <table:table-cell table:formula="of:=[.$D$2] / ([.$D$2] +[.$E$2] * ([.B44] - [.$D$2]))" office:value-type="float" office:value="0.0588235294117647">
            <text:p>0.0588235294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formula="of:=MAX([.A45]; [.$D$2])" office:value-type="float" office:value="43">
            <text:p>43</text:p>
          </table:table-cell>
          <table:table-cell table:formula="of:=[.$D$2] / ([.$D$2] +[.$E$2] * ([.B45] - [.$D$2]))" office:value-type="float" office:value="0.0571428571428571">
            <text:p>0.0571428571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formula="of:=MAX([.A46]; [.$D$2])" office:value-type="float" office:value="44">
            <text:p>44</text:p>
          </table:table-cell>
          <table:table-cell table:formula="of:=[.$D$2] / ([.$D$2] +[.$E$2] * ([.B46] - [.$D$2]))" office:value-type="float" office:value="0.0555555555555556">
            <text:p>0.0555555556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formula="of:=MAX([.A47]; [.$D$2])" office:value-type="float" office:value="45">
            <text:p>45</text:p>
          </table:table-cell>
          <table:table-cell table:formula="of:=[.$D$2] / ([.$D$2] +[.$E$2] * ([.B47] - [.$D$2]))" office:value-type="float" office:value="0.0540540540540541">
            <text:p>0.0540540541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formula="of:=MAX([.A48]; [.$D$2])" office:value-type="float" office:value="46">
            <text:p>46</text:p>
          </table:table-cell>
          <table:table-cell table:formula="of:=[.$D$2] / ([.$D$2] +[.$E$2] * ([.B48] - [.$D$2]))" office:value-type="float" office:value="0.0526315789473684">
            <text:p>0.0526315789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formula="of:=MAX([.A49]; [.$D$2])" office:value-type="float" office:value="47">
            <text:p>47</text:p>
          </table:table-cell>
          <table:table-cell table:formula="of:=[.$D$2] / ([.$D$2] +[.$E$2] * ([.B49] - [.$D$2]))" office:value-type="float" office:value="0.0512820512820513">
            <text:p>0.0512820513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formula="of:=MAX([.A50]; [.$D$2])" office:value-type="float" office:value="48">
            <text:p>48</text:p>
          </table:table-cell>
          <table:table-cell table:formula="of:=[.$D$2] / ([.$D$2] +[.$E$2] * ([.B50] - [.$D$2]))" office:value-type="float" office:value="0.05">
            <text:p>0.05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formula="of:=MAX([.A51]; [.$D$2])" office:value-type="float" office:value="49">
            <text:p>49</text:p>
          </table:table-cell>
          <table:table-cell table:formula="of:=[.$D$2] / ([.$D$2] +[.$E$2] * ([.B51] - [.$D$2]))" office:value-type="float" office:value="0.0487804878048781">
            <text:p>0.0487804878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formula="of:=MAX([.A52]; [.$D$2])" office:value-type="float" office:value="50">
            <text:p>50</text:p>
          </table:table-cell>
          <table:table-cell table:formula="of:=[.$D$2] / ([.$D$2] +[.$E$2] * ([.B52] - [.$D$2]))" office:value-type="float" office:value="0.0476190476190476">
            <text:p>0.0476190476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formula="of:=MAX([.A53]; [.$D$2])" office:value-type="float" office:value="51">
            <text:p>51</text:p>
          </table:table-cell>
          <table:table-cell table:formula="of:=[.$D$2] / ([.$D$2] +[.$E$2] * ([.B53] - [.$D$2]))" office:value-type="float" office:value="0.0465116279069768">
            <text:p>0.0465116279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formula="of:=MAX([.A54]; [.$D$2])" office:value-type="float" office:value="52">
            <text:p>52</text:p>
          </table:table-cell>
          <table:table-cell table:formula="of:=[.$D$2] / ([.$D$2] +[.$E$2] * ([.B54] - [.$D$2]))" office:value-type="float" office:value="0.0454545454545455">
            <text:p>0.0454545455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formula="of:=MAX([.A55]; [.$D$2])" office:value-type="float" office:value="53">
            <text:p>53</text:p>
          </table:table-cell>
          <table:table-cell table:formula="of:=[.$D$2] / ([.$D$2] +[.$E$2] * ([.B55] - [.$D$2]))" office:value-type="float" office:value="0.0444444444444444">
            <text:p>0.0444444444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formula="of:=MAX([.A56]; [.$D$2])" office:value-type="float" office:value="54">
            <text:p>54</text:p>
          </table:table-cell>
          <table:table-cell table:formula="of:=[.$D$2] / ([.$D$2] +[.$E$2] * ([.B56] - [.$D$2]))" office:value-type="float" office:value="0.0434782608695652">
            <text:p>0.0434782609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formula="of:=MAX([.A57]; [.$D$2])" office:value-type="float" office:value="55">
            <text:p>55</text:p>
          </table:table-cell>
          <table:table-cell table:formula="of:=[.$D$2] / ([.$D$2] +[.$E$2] * ([.B57] - [.$D$2]))" office:value-type="float" office:value="0.0425531914893617">
            <text:p>0.0425531915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formula="of:=MAX([.A58]; [.$D$2])" office:value-type="float" office:value="56">
            <text:p>56</text:p>
          </table:table-cell>
          <table:table-cell table:formula="of:=[.$D$2] / ([.$D$2] +[.$E$2] * ([.B58] - [.$D$2]))" office:value-type="float" office:value="0.0416666666666667">
            <text:p>0.0416666667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formula="of:=MAX([.A59]; [.$D$2])" office:value-type="float" office:value="57">
            <text:p>57</text:p>
          </table:table-cell>
          <table:table-cell table:formula="of:=[.$D$2] / ([.$D$2] +[.$E$2] * ([.B59] - [.$D$2]))" office:value-type="float" office:value="0.0408163265306122">
            <text:p>0.0408163265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formula="of:=MAX([.A60]; [.$D$2])" office:value-type="float" office:value="58">
            <text:p>58</text:p>
          </table:table-cell>
          <table:table-cell table:formula="of:=[.$D$2] / ([.$D$2] +[.$E$2] * ([.B60] - [.$D$2]))" office:value-type="float" office:value="0.04">
            <text:p>0.04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formula="of:=MAX([.A61]; [.$D$2])" office:value-type="float" office:value="59">
            <text:p>59</text:p>
          </table:table-cell>
          <table:table-cell table:formula="of:=[.$D$2] / ([.$D$2] +[.$E$2] * ([.B61] - [.$D$2]))" office:value-type="float" office:value="0.0392156862745098">
            <text:p>0.0392156863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formula="of:=MAX([.A62]; [.$D$2])" office:value-type="float" office:value="60">
            <text:p>60</text:p>
          </table:table-cell>
          <table:table-cell table:formula="of:=[.$D$2] / ([.$D$2] +[.$E$2] * ([.B62] - [.$D$2]))" office:value-type="float" office:value="0.0384615384615385">
            <text:p>0.0384615385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formula="of:=MAX([.A63]; [.$D$2])" office:value-type="float" office:value="61">
            <text:p>61</text:p>
          </table:table-cell>
          <table:table-cell table:formula="of:=[.$D$2] / ([.$D$2] +[.$E$2] * ([.B63] - [.$D$2]))" office:value-type="float" office:value="0.0377358490566038">
            <text:p>0.037735849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formula="of:=MAX([.A64]; [.$D$2])" office:value-type="float" office:value="62">
            <text:p>62</text:p>
          </table:table-cell>
          <table:table-cell table:formula="of:=[.$D$2] / ([.$D$2] +[.$E$2] * ([.B64] - [.$D$2]))" office:value-type="float" office:value="0.037037037037037">
            <text:p>0.037037037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formula="of:=MAX([.A65]; [.$D$2])" office:value-type="float" office:value="63">
            <text:p>63</text:p>
          </table:table-cell>
          <table:table-cell table:formula="of:=[.$D$2] / ([.$D$2] +[.$E$2] * ([.B65] - [.$D$2]))" office:value-type="float" office:value="0.0363636363636364">
            <text:p>0.0363636364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formula="of:=MAX([.A66]; [.$D$2])" office:value-type="float" office:value="64">
            <text:p>64</text:p>
          </table:table-cell>
          <table:table-cell table:formula="of:=[.$D$2] / ([.$D$2] +[.$E$2] * ([.B66] - [.$D$2]))" office:value-type="float" office:value="0.0357142857142857">
            <text:p>0.0357142857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formula="of:=MAX([.A67]; [.$D$2])" office:value-type="float" office:value="65">
            <text:p>65</text:p>
          </table:table-cell>
          <table:table-cell table:formula="of:=[.$D$2] / ([.$D$2] +[.$E$2] * ([.B67] - [.$D$2]))" office:value-type="float" office:value="0.0350877192982456">
            <text:p>0.0350877193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formula="of:=MAX([.A68]; [.$D$2])" office:value-type="float" office:value="66">
            <text:p>66</text:p>
          </table:table-cell>
          <table:table-cell table:formula="of:=[.$D$2] / ([.$D$2] +[.$E$2] * ([.B68] - [.$D$2]))" office:value-type="float" office:value="0.0344827586206897">
            <text:p>0.034482758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formula="of:=MAX([.A69]; [.$D$2])" office:value-type="float" office:value="67">
            <text:p>67</text:p>
          </table:table-cell>
          <table:table-cell table:formula="of:=[.$D$2] / ([.$D$2] +[.$E$2] * ([.B69] - [.$D$2]))" office:value-type="float" office:value="0.0338983050847458">
            <text:p>0.0338983051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formula="of:=MAX([.A70]; [.$D$2])" office:value-type="float" office:value="68">
            <text:p>68</text:p>
          </table:table-cell>
          <table:table-cell table:formula="of:=[.$D$2] / ([.$D$2] +[.$E$2] * ([.B70] - [.$D$2]))" office:value-type="float" office:value="0.0333333333333333">
            <text:p>0.0333333333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formula="of:=MAX([.A71]; [.$D$2])" office:value-type="float" office:value="69">
            <text:p>69</text:p>
          </table:table-cell>
          <table:table-cell table:formula="of:=[.$D$2] / ([.$D$2] +[.$E$2] * ([.B71] - [.$D$2]))" office:value-type="float" office:value="0.0327868852459016">
            <text:p>0.0327868852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formula="of:=MAX([.A72]; [.$D$2])" office:value-type="float" office:value="70">
            <text:p>70</text:p>
          </table:table-cell>
          <table:table-cell table:formula="of:=[.$D$2] / ([.$D$2] +[.$E$2] * ([.B72] - [.$D$2]))" office:value-type="float" office:value="0.032258064516129">
            <text:p>0.0322580645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formula="of:=MAX([.A73]; [.$D$2])" office:value-type="float" office:value="71">
            <text:p>71</text:p>
          </table:table-cell>
          <table:table-cell table:formula="of:=[.$D$2] / ([.$D$2] +[.$E$2] * ([.B73] - [.$D$2]))" office:value-type="float" office:value="0.0317460317460317">
            <text:p>0.0317460317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formula="of:=MAX([.A74]; [.$D$2])" office:value-type="float" office:value="72">
            <text:p>72</text:p>
          </table:table-cell>
          <table:table-cell table:formula="of:=[.$D$2] / ([.$D$2] +[.$E$2] * ([.B74] - [.$D$2]))" office:value-type="float" office:value="0.03125">
            <text:p>0.03125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formula="of:=MAX([.A75]; [.$D$2])" office:value-type="float" office:value="73">
            <text:p>73</text:p>
          </table:table-cell>
          <table:table-cell table:formula="of:=[.$D$2] / ([.$D$2] +[.$E$2] * ([.B75] - [.$D$2]))" office:value-type="float" office:value="0.0307692307692308">
            <text:p>0.0307692308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formula="of:=MAX([.A76]; [.$D$2])" office:value-type="float" office:value="74">
            <text:p>74</text:p>
          </table:table-cell>
          <table:table-cell table:formula="of:=[.$D$2] / ([.$D$2] +[.$E$2] * ([.B76] - [.$D$2]))" office:value-type="float" office:value="0.0303030303030303">
            <text:p>0.0303030303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formula="of:=MAX([.A77]; [.$D$2])" office:value-type="float" office:value="75">
            <text:p>75</text:p>
          </table:table-cell>
          <table:table-cell table:formula="of:=[.$D$2] / ([.$D$2] +[.$E$2] * ([.B77] - [.$D$2]))" office:value-type="float" office:value="0.0298507462686567">
            <text:p>0.0298507463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formula="of:=MAX([.A78]; [.$D$2])" office:value-type="float" office:value="76">
            <text:p>76</text:p>
          </table:table-cell>
          <table:table-cell table:formula="of:=[.$D$2] / ([.$D$2] +[.$E$2] * ([.B78] - [.$D$2]))" office:value-type="float" office:value="0.0294117647058823">
            <text:p>0.0294117647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formula="of:=MAX([.A79]; [.$D$2])" office:value-type="float" office:value="77">
            <text:p>77</text:p>
          </table:table-cell>
          <table:table-cell table:formula="of:=[.$D$2] / ([.$D$2] +[.$E$2] * ([.B79] - [.$D$2]))" office:value-type="float" office:value="0.0289855072463768">
            <text:p>0.0289855072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formula="of:=MAX([.A80]; [.$D$2])" office:value-type="float" office:value="78">
            <text:p>78</text:p>
          </table:table-cell>
          <table:table-cell table:formula="of:=[.$D$2] / ([.$D$2] +[.$E$2] * ([.B80] - [.$D$2]))" office:value-type="float" office:value="0.0285714285714286">
            <text:p>0.0285714286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formula="of:=MAX([.A81]; [.$D$2])" office:value-type="float" office:value="79">
            <text:p>79</text:p>
          </table:table-cell>
          <table:table-cell table:formula="of:=[.$D$2] / ([.$D$2] +[.$E$2] * ([.B81] - [.$D$2]))" office:value-type="float" office:value="0.028169014084507">
            <text:p>0.0281690141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formula="of:=MAX([.A82]; [.$D$2])" office:value-type="float" office:value="80">
            <text:p>80</text:p>
          </table:table-cell>
          <table:table-cell table:formula="of:=[.$D$2] / ([.$D$2] +[.$E$2] * ([.B82] - [.$D$2]))" office:value-type="float" office:value="0.0277777777777778">
            <text:p>0.0277777778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formula="of:=MAX([.A83]; [.$D$2])" office:value-type="float" office:value="81">
            <text:p>81</text:p>
          </table:table-cell>
          <table:table-cell table:formula="of:=[.$D$2] / ([.$D$2] +[.$E$2] * ([.B83] - [.$D$2]))" office:value-type="float" office:value="0.0273972602739726">
            <text:p>0.0273972603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formula="of:=MAX([.A84]; [.$D$2])" office:value-type="float" office:value="82">
            <text:p>82</text:p>
          </table:table-cell>
          <table:table-cell table:formula="of:=[.$D$2] / ([.$D$2] +[.$E$2] * ([.B84] - [.$D$2]))" office:value-type="float" office:value="0.027027027027027">
            <text:p>0.027027027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formula="of:=MAX([.A85]; [.$D$2])" office:value-type="float" office:value="83">
            <text:p>83</text:p>
          </table:table-cell>
          <table:table-cell table:formula="of:=[.$D$2] / ([.$D$2] +[.$E$2] * ([.B85] - [.$D$2]))" office:value-type="float" office:value="0.0266666666666667">
            <text:p>0.0266666667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formula="of:=MAX([.A86]; [.$D$2])" office:value-type="float" office:value="84">
            <text:p>84</text:p>
          </table:table-cell>
          <table:table-cell table:formula="of:=[.$D$2] / ([.$D$2] +[.$E$2] * ([.B86] - [.$D$2]))" office:value-type="float" office:value="0.0263157894736842">
            <text:p>0.0263157895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formula="of:=MAX([.A87]; [.$D$2])" office:value-type="float" office:value="85">
            <text:p>85</text:p>
          </table:table-cell>
          <table:table-cell table:formula="of:=[.$D$2] / ([.$D$2] +[.$E$2] * ([.B87] - [.$D$2]))" office:value-type="float" office:value="0.025974025974026">
            <text:p>0.025974026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formula="of:=MAX([.A88]; [.$D$2])" office:value-type="float" office:value="86">
            <text:p>86</text:p>
          </table:table-cell>
          <table:table-cell table:formula="of:=[.$D$2] / ([.$D$2] +[.$E$2] * ([.B88] - [.$D$2]))" office:value-type="float" office:value="0.0256410256410256">
            <text:p>0.025641025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formula="of:=MAX([.A89]; [.$D$2])" office:value-type="float" office:value="87">
            <text:p>87</text:p>
          </table:table-cell>
          <table:table-cell table:formula="of:=[.$D$2] / ([.$D$2] +[.$E$2] * ([.B89] - [.$D$2]))" office:value-type="float" office:value="0.0253164556962025">
            <text:p>0.0253164557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formula="of:=MAX([.A90]; [.$D$2])" office:value-type="float" office:value="88">
            <text:p>88</text:p>
          </table:table-cell>
          <table:table-cell table:formula="of:=[.$D$2] / ([.$D$2] +[.$E$2] * ([.B90] - [.$D$2]))" office:value-type="float" office:value="0.025">
            <text:p>0.025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formula="of:=MAX([.A91]; [.$D$2])" office:value-type="float" office:value="89">
            <text:p>89</text:p>
          </table:table-cell>
          <table:table-cell table:formula="of:=[.$D$2] / ([.$D$2] +[.$E$2] * ([.B91] - [.$D$2]))" office:value-type="float" office:value="0.0246913580246914">
            <text:p>0.024691358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formula="of:=MAX([.A92]; [.$D$2])" office:value-type="float" office:value="90">
            <text:p>90</text:p>
          </table:table-cell>
          <table:table-cell table:formula="of:=[.$D$2] / ([.$D$2] +[.$E$2] * ([.B92] - [.$D$2]))" office:value-type="float" office:value="0.024390243902439">
            <text:p>0.0243902439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formula="of:=MAX([.A93]; [.$D$2])" office:value-type="float" office:value="91">
            <text:p>91</text:p>
          </table:table-cell>
          <table:table-cell table:formula="of:=[.$D$2] / ([.$D$2] +[.$E$2] * ([.B93] - [.$D$2]))" office:value-type="float" office:value="0.0240963855421687">
            <text:p>0.0240963855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formula="of:=MAX([.A94]; [.$D$2])" office:value-type="float" office:value="92">
            <text:p>92</text:p>
          </table:table-cell>
          <table:table-cell table:formula="of:=[.$D$2] / ([.$D$2] +[.$E$2] * ([.B94] - [.$D$2]))" office:value-type="float" office:value="0.0238095238095238">
            <text:p>0.0238095238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formula="of:=MAX([.A95]; [.$D$2])" office:value-type="float" office:value="93">
            <text:p>93</text:p>
          </table:table-cell>
          <table:table-cell table:formula="of:=[.$D$2] / ([.$D$2] +[.$E$2] * ([.B95] - [.$D$2]))" office:value-type="float" office:value="0.0235294117647059">
            <text:p>0.0235294118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formula="of:=MAX([.A96]; [.$D$2])" office:value-type="float" office:value="94">
            <text:p>94</text:p>
          </table:table-cell>
          <table:table-cell table:formula="of:=[.$D$2] / ([.$D$2] +[.$E$2] * ([.B96] - [.$D$2]))" office:value-type="float" office:value="0.0232558139534884">
            <text:p>0.02325581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formula="of:=MAX([.A97]; [.$D$2])" office:value-type="float" office:value="95">
            <text:p>95</text:p>
          </table:table-cell>
          <table:table-cell table:formula="of:=[.$D$2] / ([.$D$2] +[.$E$2] * ([.B97] - [.$D$2]))" office:value-type="float" office:value="0.0229885057471264">
            <text:p>0.0229885057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formula="of:=MAX([.A98]; [.$D$2])" office:value-type="float" office:value="96">
            <text:p>96</text:p>
          </table:table-cell>
          <table:table-cell table:formula="of:=[.$D$2] / ([.$D$2] +[.$E$2] * ([.B98] - [.$D$2]))" office:value-type="float" office:value="0.0227272727272727">
            <text:p>0.0227272727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formula="of:=MAX([.A99]; [.$D$2])" office:value-type="float" office:value="97">
            <text:p>97</text:p>
          </table:table-cell>
          <table:table-cell table:formula="of:=[.$D$2] / ([.$D$2] +[.$E$2] * ([.B99] - [.$D$2]))" office:value-type="float" office:value="0.0224719101123595">
            <text:p>0.0224719101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formula="of:=MAX([.A100]; [.$D$2])" office:value-type="float" office:value="98">
            <text:p>98</text:p>
          </table:table-cell>
          <table:table-cell table:formula="of:=[.$D$2] / ([.$D$2] +[.$E$2] * ([.B100] - [.$D$2]))" office:value-type="float" office:value="0.0222222222222222">
            <text:p>0.0222222222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formula="of:=MAX([.A101]; [.$D$2])" office:value-type="float" office:value="99">
            <text:p>99</text:p>
          </table:table-cell>
          <table:table-cell table:formula="of:=[.$D$2] / ([.$D$2] +[.$E$2] * ([.B101] - [.$D$2]))" office:value-type="float" office:value="0.021978021978022">
            <text:p>0.021978022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table:formula="of:=MAX([.A102]; [.$D$2])" office:value-type="float" office:value="100">
            <text:p>100</text:p>
          </table:table-cell>
          <table:table-cell table:formula="of:=[.$D$2] / ([.$D$2] +[.$E$2] * ([.B102] - [.$D$2]))" office:value-type="float" office:value="0.0217391304347826">
            <text:p>0.0217391304</text:p>
          </table:table-cell>
          <table:table-cell table:number-columns-repeated="2"/>
        </table:table-row>
        <table:table-row table:style-name="ro2" table:number-rows-repeated="104847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Witkowski</meta:initial-creator>
    <meta:creation-date>2013-06-25T16:23:28</meta:creation-date>
    <dc:date>2013-06-25T16:56:22</dc:date>
    <dc:creator>Alan Witkowski</dc:creator>
    <meta:editing-duration>PT17M44S</meta:editing-duration>
    <meta:editing-cycles>1</meta:editing-cycles>
    <meta:document-statistic meta:table-count="1" meta:cell-count="310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89cm" svg:height="19.312cm" xlink:href=".." xlink:type="simple" chart:class="chart:line" chart:style-name="ch1">
        <chart:legend chart:legend-position="end" svg:x="41.911cm" svg:y="9.357cm" style:legend-expansion="high" chart:style-name="ch2"/>
        <chart:plot-area chart:style-name="ch3" table:cell-range-address="Sheet1.A1:Sheet1.A1 Sheet1.A3:Sheet1.A126 Sheet1.C1:Sheet1.C1 Sheet1.C3:Sheet1.C126" chart:data-source-has-labels="both" svg:x="2.054cm" svg:y="1.634cm" svg:width="41.065cm" svg:height="14.37cm">
          <chartooo:coordinate-region svg:x="2.781cm" svg:y="1.834cm" svg:width="40.338cm" svg:height="13.125cm"/>
          <chart:axis chart:dimension="x" chart:name="primary-x" chart:style-name="ch4" chartooo:axis-type="auto">
            <chartooo:date-scale/>
            <chart:categories table:cell-range-address="Sheet1.A3:Sheet1.A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26" chart:label-cell-address="Sheet1.C1:Sheet1.C1" chart:class="chart:line">
            <chart:data-point chart:repeated="1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26</svg:desc>
                </draw:g>
              </table:table-cell>
              <table:table-cell office:value-type="float" office:value="1">
                <text:p>1</text:p>
                <draw:g>
                  <svg:desc>Sheet1.C3:Sheet1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540540540540541">
                <text:p>0.05405405405405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327868852459016">
                <text:p>0.03278688524590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21978021978022">
                <text:p>0.0219780219780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